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draw:fill="solid" draw:fill-color="#94bd5e" draw:textarea-horizontal-align="justify" draw:textarea-vertical-align="middle" draw:auto-grow-height="false"/>
    </style:style>
    <style:style style:name="gr3" style:family="graphic" style:parent-style-name="standard">
      <style:graphic-properties svg:stroke-width="0.203cm" svg:stroke-color="#739c3e" draw:marker-start-width="0.61cm" draw:marker-end-width="0.61cm" draw:stroke-linejoin="round" draw:fill="solid" draw:fill-color="#ffffff" draw:opacity="100%" draw:textarea-horizontal-align="justify" draw:textarea-vertical-align="middle" draw:auto-grow-height="false" fo:padding-top="0.226cm" fo:padding-bottom="0.226cm" fo:padding-left="0.351cm" fo:padding-right="0.351cm" draw:shadow="hidden" draw:shadow-opacity="100%"/>
    </style:style>
    <style:style style:name="gr4"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path draw:style-name="gr1" draw:text-style-name="P1" draw:layer="layout" svg:width="5.771cm" svg:height="5.771cm" svg:x="1.449cm" svg:y="1.522cm" svg:viewBox="0 0 5772 5772" svg:d="m2886 5772c-1594 0-2886-1292-2886-2886 0-52 1-104 4-155 83 1344 1200 2408 2565 2408 1419 0 2570-1151 2570-2570 0-1365-1064-2482-2408-2565 51-3 103-4 155-4 1594 0 2886 1292 2886 2886s-1292 2886-2886 2886z">
          <text:p/>
        </draw:path>
        <draw:custom-shape draw:style-name="gr2" draw:text-style-name="P1" draw:layer="layout" svg:width="2.427cm" svg:height="2.428cm" svg:x="3.103cm" svg:y="3.202cm">
          <text:p/>
          <draw:enhanced-geometry svg:viewBox="0 0 21600 21600" draw:mirror-horizontal="false" draw:mirror-vertical="false" draw:glue-points="10800 0 3160 3160 0 10800 3160 18440 10800 21600 18440 18440 21600 10800 18440 3160" draw:text-areas="3200 3200 18400 18400" draw:type="ellipse"/>
        </draw:custom-shape>
        <draw:polygon draw:style-name="gr3" draw:text-style-name="P1" draw:layer="layout" svg:width="4.74cm" svg:height="3.171cm" svg:x="1.948cm" svg:y="3.023cm" svg:viewBox="0 0 4741 3172" draw:points="3104,0 4741,0 3238,3167 3136,3167 3138,3172 1503,3172 0,5 1637,5 2369,1550">
          <text:p/>
        </draw:polygon>
        <draw:polygon draw:style-name="gr4" draw:text-style-name="P1" draw:layer="layout" svg:width="2.778cm" svg:height="2.079cm" svg:x="7.604cm" svg:y="3.726cm" svg:viewBox="0 0 2779 2080" draw:points="910,2080 0,0 1004,0 1393,1254 1788,0 2779,0 1871,2080">
          <text:p/>
        </draw:polygon>
        <draw:path draw:style-name="gr4" draw:text-style-name="P1" draw:layer="layout" svg:width="0.887cm" svg:height="2.778cm" svg:x="10.601cm" svg:y="3.027cm" svg:viewBox="0 0 888 2779" svg:d="m0 2779v-2080h888v2080zm-888-2252v-527h888v527z">
          <text:p/>
        </draw:path>
        <draw:path draw:style-name="gr4" draw:text-style-name="P1" draw:layer="layout" svg:width="2.817cm" svg:height="2.222cm" svg:x="11.747cm" svg:y="3.654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4" draw:text-style-name="P1" draw:layer="layout" svg:width="3.843cm" svg:height="2.079cm" svg:x="14.537cm" svg:y="3.726cm" svg:viewBox="0 0 3844 2080" draw:points="616,2080 0,0 880,0 1172,1337 1609,0 2217,0 2646,1282 2961,0 3844,0 3214,2080 2282,2080 1906,946 1528,2080">
          <text:p/>
        </draw:polygon>
        <draw:polygon draw:style-name="gr4" draw:text-style-name="P1" draw:layer="layout" svg:width="2.778cm" svg:height="2.079cm" svg:x="18.564cm" svg:y="3.726cm" svg:viewBox="0 0 2779 2080" draw:points="910,2080 0,0 1004,0 1393,1254 1788,0 2779,0 1871,2080">
          <text:p/>
        </draw:polygon>
        <draw:polygon draw:style-name="gr4" draw:text-style-name="P1" draw:layer="layout" svg:width="2.79cm" svg:height="2.221cm" svg:x="21.403cm" svg:y="3.655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8.8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 Pilato</meta:initial-creator>
    <meta:creation-date>2008-04-18T08:54:24</meta:creation-date>
    <dc:creator>C. Pilato</dc:creator>
    <dc:date>2008-05-15T10:50:29</dc:date>
    <meta:editing-cycles>15</meta:editing-cycles>
    <meta:editing-duration>PT2H48M41S</meta:editing-duration>
    <meta:user-defined meta:name="Info 1"/>
    <meta:user-defined meta:name="Info 2"/>
    <meta:user-defined meta:name="Info 3"/>
    <meta:user-defined meta:name="Info 4"/>
    <meta:document-statistic meta:object-count="9"/>
  </office:meta>
</office:document-meta>
</file>